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3.406cm" table:align="left"/>
    </style:style>
    <style:style style:name="Tabell1.A" style:family="table-column">
      <style:table-column-properties style:column-width="0.889cm"/>
    </style:style>
    <style:style style:name="Tabell1.B" style:family="table-column">
      <style:table-column-properties style:column-width="0.799cm"/>
    </style:style>
    <style:style style:name="Tabell1.C" style:family="table-column">
      <style:table-column-properties style:column-width="11.718cm"/>
    </style:style>
    <style:style style:name="Tabell1.A1" style:family="table-cell">
      <style:table-cell-properties fo:padding="0.097cm" fo:border="none"/>
    </style:style>
    <style:style style:name="Tabell1.B1" style:family="table-cell" style:data-style-name="N0">
      <style:table-cell-properties fo:padding="0.097cm" fo:border="none"/>
    </style:style>
    <style:style style:name="Tabell1.C1" style:family="table-cell">
      <style:table-cell-properties style:vertical-align="middle" fo:padding="0.097cm" fo:border="none"/>
    </style:style>
    <style:style style:name="Tabell2" style:family="table">
      <style:table-properties style:width="5.419cm" table:align="left"/>
    </style:style>
    <style:style style:name="Tabell2.A" style:family="table-column">
      <style:table-column-properties style:column-width="0.889cm"/>
    </style:style>
    <style:style style:name="Tabell2.B" style:family="table-column">
      <style:table-column-properties style:column-width="0.893cm"/>
    </style:style>
    <style:style style:name="Tabell2.C" style:family="table-column">
      <style:table-column-properties style:column-width="3.637cm"/>
    </style:style>
    <style:style style:name="Tabell2.A1" style:family="table-cell">
      <style:table-cell-properties fo:padding="0.097cm" fo:border="none"/>
    </style:style>
    <style:style style:name="Tabell2.B1" style:family="table-cell" style:data-style-name="N0">
      <style:table-cell-properties fo:padding="0.097cm" fo:border="none"/>
    </style:style>
    <style:style style:name="Tabell2.C1" style:family="table-cell">
      <style:table-cell-properties style:vertical-align="middle" fo:padding="0.097cm" fo:border="none"/>
    </style:style>
    <style:style style:name="Tabell3" style:family="table">
      <style:table-properties style:width="8.119cm" table:align="left"/>
    </style:style>
    <style:style style:name="Tabell3.A" style:family="table-column">
      <style:table-column-properties style:column-width="0.889cm"/>
    </style:style>
    <style:style style:name="Tabell3.B" style:family="table-column">
      <style:table-column-properties style:column-width="0.893cm"/>
    </style:style>
    <style:style style:name="Tabell3.C" style:family="table-column">
      <style:table-column-properties style:column-width="6.338cm"/>
    </style:style>
    <style:style style:name="Tabell3.A1" style:family="table-cell">
      <style:table-cell-properties fo:padding="0.097cm" fo:border="none"/>
    </style:style>
    <style:style style:name="Tabell3.B1" style:family="table-cell" style:data-style-name="N0">
      <style:table-cell-properties fo:padding="0.097cm" fo:border="none"/>
    </style:style>
    <style:style style:name="Tabell3.C1" style:family="table-cell">
      <style:table-cell-properties style:vertical-align="middle" fo:padding="0.097cm" fo:border="none"/>
    </style:style>
    <style:style style:name="Tabell4" style:family="table">
      <style:table-properties style:width="8.181cm" table:align="left"/>
    </style:style>
    <style:style style:name="Tabell4.A" style:family="table-column">
      <style:table-column-properties style:column-width="0.889cm"/>
    </style:style>
    <style:style style:name="Tabell4.B" style:family="table-column">
      <style:table-column-properties style:column-width="1.367cm"/>
    </style:style>
    <style:style style:name="Tabell4.C" style:family="table-column">
      <style:table-column-properties style:column-width="0.997cm"/>
    </style:style>
    <style:style style:name="Tabell4.E" style:family="table-column">
      <style:table-column-properties style:column-width="0.799cm"/>
    </style:style>
    <style:style style:name="Tabell4.F" style:family="table-column">
      <style:table-column-properties style:column-width="0.9cm"/>
    </style:style>
    <style:style style:name="Tabell4.I" style:family="table-column">
      <style:table-column-properties style:column-width="0.653cm"/>
    </style:style>
    <style:style style:name="Tabell4.A1" style:family="table-cell">
      <style:table-cell-properties style:vertical-align="middle" fo:padding="0.097cm" fo:border="none"/>
    </style:style>
    <style:style style:name="Tabell4.B1" style:family="table-cell">
      <style:table-cell-properties fo:padding="0.097cm" fo:border="none"/>
    </style:style>
    <style:style style:name="Tabell5" style:family="table">
      <style:table-properties style:width="8.521cm" table:align="left"/>
    </style:style>
    <style:style style:name="Tabell5.A" style:family="table-column">
      <style:table-column-properties style:column-width="0.889cm"/>
    </style:style>
    <style:style style:name="Tabell5.B" style:family="table-column">
      <style:table-column-properties style:column-width="0.799cm"/>
    </style:style>
    <style:style style:name="Tabell5.C" style:family="table-column">
      <style:table-column-properties style:column-width="6.833cm"/>
    </style:style>
    <style:style style:name="Tabell5.A1" style:family="table-cell">
      <style:table-cell-properties fo:padding="0.097cm" fo:border="none"/>
    </style:style>
    <style:style style:name="Tabell5.B1" style:family="table-cell" style:data-style-name="N0">
      <style:table-cell-properties fo:padding="0.097cm" fo:border="none"/>
    </style:style>
    <style:style style:name="Tabell5.C1" style:family="table-cell">
      <style:table-cell-properties style:vertical-align="middle" fo:background-color="transparent" fo:padding="0.097cm" fo:border="none">
        <style:background-image/>
      </style:table-cell-properties>
    </style:style>
    <style:style style:name="Tabell6" style:family="table">
      <style:table-properties style:width="16.722cm" table:align="left"/>
    </style:style>
    <style:style style:name="Tabell6.A" style:family="table-column">
      <style:table-column-properties style:column-width="0.889cm"/>
    </style:style>
    <style:style style:name="Tabell6.B" style:family="table-column">
      <style:table-column-properties style:column-width="0.799cm"/>
    </style:style>
    <style:style style:name="Tabell6.C" style:family="table-column">
      <style:table-column-properties style:column-width="1.182cm"/>
    </style:style>
    <style:style style:name="Tabell6.F" style:family="table-column">
      <style:table-column-properties style:column-width="12.164cm"/>
    </style:style>
    <style:style style:name="Tabell6.A1" style:family="table-cell">
      <style:table-cell-properties fo:padding="0.097cm" fo:border="none"/>
    </style:style>
    <style:style style:name="Tabell6.B1" style:family="table-cell" style:data-style-name="N0">
      <style:table-cell-properties fo:padding="0.097cm" fo:border="none"/>
    </style:style>
    <style:style style:name="Tabell6.C1" style:family="table-cell">
      <style:table-cell-properties style:vertical-align="middle" fo:padding="0.097cm" fo:border="none"/>
    </style:style>
    <style:style style:name="P1" style:family="paragraph" style:parent-style-name="Table_20_Contents">
      <style:text-properties fo:font-size="12pt" style:font-size-asian="12pt" style:font-size-complex="12pt"/>
    </style:style>
    <style:style style:name="P2" style:family="paragraph" style:parent-style-name="Standard">
      <style:text-properties fo:font-size="36pt" style:font-size-asian="36pt" style:font-size-complex="36pt"/>
    </style:style>
    <style:style style:name="P3" style:family="paragraph" style:parent-style-name="Standard">
      <style:paragraph-properties fo:text-align="center" style:justify-single-word="false"/>
      <style:text-properties fo:font-size="36pt" style:font-size-asian="36pt" style:font-size-complex="36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center" style:justify-single-word="false"/>
      <style:text-properties fo:font-size="12pt" style:font-size-asian="12pt" style:font-size-complex="12pt"/>
    </style:style>
    <style:style style:name="P6" style:family="paragraph" style:parent-style-name="Standard">
      <style:text-properties style:text-position="0% 100%" style:font-name="Times New Roman" fo:font-size="12pt" style:font-size-asian="12pt" style:font-size-complex="12pt"/>
    </style:style>
    <style:style style:name="P7" style:family="paragraph" style:parent-style-name="Standard">
      <style:text-properties style:text-position="0% 100%" style:font-name="Times New Roman" fo:font-size="36pt" style:font-size-asian="36pt" style:font-size-complex="36pt"/>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text-properties style:text-position="0% 100%" style:font-name="Times New Roman" fo:font-size="12pt" style:font-size-asian="12pt" style:font-size-complex="12pt"/>
    </style:style>
    <style:style style:name="P10" style:family="paragraph" style:parent-style-name="Standard">
      <style:paragraph-properties fo:line-height="100%"/>
      <style:text-properties style:text-position="0% 100%" fo:font-size="12pt" style:font-size-asian="12pt" style:font-size-complex="12pt"/>
    </style:style>
    <style:style style:name="P11" style:family="paragraph" style:parent-style-name="Standard">
      <style:text-properties fo:font-variant="normal" fo:text-transform="none" style:use-window-font-color="true" style:text-position="0% 100%" style:font-name="Times New Roman" fo:font-size="32pt" fo:letter-spacing="normal" fo:font-style="normal" fo:font-weight="normal" fo:background-color="transparent" style:font-size-asian="32pt" style:font-size-complex="32pt"/>
    </style:style>
    <style:style style:name="P12" style:family="paragraph" style:parent-style-name="Standard">
      <style:text-properties fo:font-variant="normal" fo:text-transform="none" style:use-window-font-color="true" style:text-position="0% 100%" style:font-name="Times New Roman" fo:font-size="12pt" fo:letter-spacing="normal" fo:font-style="normal" fo:font-weight="normal" fo:background-color="transparent" style:font-size-asian="12pt" style:font-size-complex="12pt"/>
    </style:style>
    <style:style style:name="P13" style:family="paragraph" style:parent-style-name="Standard">
      <style:text-properties fo:font-variant="normal" fo:text-transform="none" style:use-window-font-color="true" style:text-position="0% 100%" style:font-name="Times New Roman" fo:font-size="36pt" fo:letter-spacing="normal" fo:font-style="normal" fo:font-weight="normal" fo:background-color="transparent" style:font-size-asian="36pt" style:font-size-complex="36pt"/>
    </style:style>
    <style:style style:name="P14" style:family="paragraph" style:parent-style-name="Standard">
      <style:paragraph-properties fo:line-height="100%"/>
      <style:text-properties fo:font-size="12pt" style:font-size-asian="12pt" style:font-size-complex="12pt"/>
    </style:style>
    <style:style style:name="T1" style:family="text">
      <style:text-properties style:text-position="super 58%"/>
    </style:style>
    <style:style style:name="T2" style:family="text">
      <style:text-properties style:text-position="super 58%" fo:font-size="18pt" style:font-size-asian="18pt" style:font-size-complex="18pt"/>
    </style:style>
    <style:style style:name="T3" style:family="text">
      <style:text-properties fo:font-size="18pt" style:font-size-asian="18pt" style:font-size-complex="18pt"/>
    </style:style>
    <style:style style:name="T4" style:family="text">
      <style:text-properties fo:font-variant="normal" fo:text-transform="none" fo:color="#252525" fo:letter-spacing="normal"/>
    </style:style>
    <style:style style:name="T5" style:family="text">
      <style:text-properties fo:font-variant="normal" fo:text-transform="none" style:use-window-font-color="true" style:text-position="0% 100%" style:font-name="Times New Roman" fo:font-size="12pt" fo:letter-spacing="normal" fo:font-style="normal" fo:font-weight="normal" fo:background-color="transparent" style:font-size-asian="12pt" style:font-size-complex="12pt"/>
    </style:style>
    <style:style style:name="T6" style:family="text">
      <style:text-properties fo:font-variant="normal" fo:text-transform="none" style:use-window-font-color="true" style:text-position="0% 100%" style:font-name="Times New Roman" fo:letter-spacing="normal" fo:font-style="normal" fo:font-weight="normal" fo:background-color="transparent"/>
    </style:style>
    <style:style style:name="T7" style:family="text">
      <style:text-properties fo:font-variant="normal" fo:text-transform="none" style:use-window-font-color="true" style:text-position="super 58%" style:font-name="Times New Roman" fo:letter-spacing="normal" fo:font-style="normal" fo:font-weight="normal" fo:background-color="transparent"/>
    </style:style>
    <style:style style:name="T8" style:family="text">
      <style:text-properties style:text-position="0% 100%"/>
    </style:style>
    <style:style style:name="T9" style:family="text">
      <style:text-properties style:text-position="0% 100%" fo:font-size="12pt" style:font-size-asian="12pt" style:font-size-complex="12pt"/>
    </style:style>
    <style:style style:name="T10" style:family="text">
      <style:text-properties style:text-position="sub 58%"/>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3">MAT101</text:p>
      <text:p text:style-name="P5">Obligatorisk øving 2</text:p>
      <text:p text:style-name="P5">Gruppe:</text:p>
      <text:p text:style-name="P5">145157 Pål V. Gjerde</text:p>
      <text:p text:style-name="P5">145161 Henriette Lie</text:p>
      <text:p text:style-name="P5">142054 Marlene Sætevik</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Q1</text:p>
      <text:p text:style-name="P4"/>
      <text:p text:style-name="P4">a)<text:tab/>No. 13 mod 6 = 1, while 45 mod 6 = 3.</text:p>
      <text:p text:style-name="P4">b)<text:tab/>Yes. -2 mod 6 = 4 and 28 mod 6 = 4.</text:p>
      <text:p text:style-name="P4">c)<text:tab/>Yes. 123 mod 6 = 3 and 21 mod 3 = 3.</text:p>
      <text:p text:style-name="P4">d)<text:tab/>No. -128 mod 6 = 4 and -21 mod 6 = 3.</text:p>
      <text:p text:style-name="P4"/>
      <text:p text:style-name="P2">Q2</text:p>
      <text:p text:style-name="P4"/>
      <text:p text:style-name="P4">An equivalence relation is one that is reflexive, symmetric and transitive.</text:p>
      <text:p text:style-name="P4">Reflexive: A number is necessarily congruent with itself mod r (a = a mod r).</text:p>
      <text:p text:style-name="P4">Symmetric: Two numbers that have the same remainder r when divided by the same number are <text:tab/>congruent mod r. This is true regardless of which number is first.</text:p>
      <text:p text:style-name="P4">Transitive: If the remainder (r) is the same between three numbers, they are all congruent mod r, <text:tab/>which means the relation has elements connecting all of them. This is a transitive relation.</text:p>
      <text:p text:style-name="P4">Since the relation is reflexive, symmetric and transitive, it is an equivalence relation.</text:p>
      <text:p text:style-name="P4"/>
      <text:p text:style-name="P2">Q3</text:p>
      <text:p text:style-name="P4"/>
      <text:p text:style-name="P8">r is 4 and k is 3.</text:p>
      <text:p text:style-name="P8"><text:tab/><text:span text:style-name="T3">a</text:span><text:span text:style-name="T2">i</text:span><text:span text:style-name="T3"> = 4 * 3</text:span><text:span text:style-name="T2">i</text:span></text:p>
      <text:p text:style-name="P6"/>
      <text:p text:style-name="P7">Q4</text:p>
      <text:p text:style-name="P6"/>
      <text:p text:style-name="P6">a)</text:p>
      <table:table table:name="Tabell1" table:style-name="Tabell1">
        <table:table-column table:style-name="Tabell1.A"/>
        <table:table-column table:style-name="Tabell1.B"/>
        <table:table-column table:style-name="Tabell1.C"/>
        <table:table-row>
          <table:table-cell table:style-name="Tabell1.A1" table:number-rows-spanned="2" office:value-type="string">
            <text:p text:style-name="P11">Σ</text:p>
          </table:table-cell>
          <table:table-cell table:style-name="Tabell1.B1" office:value-type="float" office:value="4">
            <text:p text:style-name="Table_20_Contents">4</text:p>
          </table:table-cell>
          <table:table-cell table:style-name="Tabell1.C1" table:number-rows-spanned="2" office:value-type="string">
            <text:p text:style-name="Table_20_Contents">2i – 2 = (0<text:span text:style-name="T5">–</text:span>2) + (2<text:span text:style-name="T5">–</text:span>2) + (4<text:span text:style-name="T5">–</text:span>2) + (6<text:span text:style-name="T5">–</text:span>2) + (8<text:span text:style-name="T5">–</text:span>2) = -2+0+2+4+6 = 10</text:p>
          </table:table-cell>
        </table:table-row>
        <table:table-row>
          <table:covered-table-cell/>
          <table:table-cell table:style-name="Tabell1.A1" office:value-type="string">
            <text:p text:style-name="Table_20_Contents">i=0</text:p>
          </table:table-cell>
          <table:covered-table-cell/>
        </table:table-row>
      </table:table>
      <text:p text:style-name="P12"/>
      <text:p text:style-name="P12">b)</text:p>
      <table:table table:name="Tabell2" table:style-name="Tabell2">
        <table:table-column table:style-name="Tabell2.A"/>
        <table:table-column table:style-name="Tabell2.B"/>
        <table:table-column table:style-name="Tabell2.C"/>
        <table:table-row>
          <table:table-cell table:style-name="Tabell2.A1" table:number-rows-spanned="2" office:value-type="string">
            <text:p text:style-name="P11">Σ</text:p>
          </table:table-cell>
          <table:table-cell table:style-name="Tabell2.B1" office:value-type="float" office:value="3">
            <text:p text:style-name="Table_20_Contents">3</text:p>
          </table:table-cell>
          <table:table-cell table:style-name="Tabell2.C1" table:number-rows-spanned="2" office:value-type="string">
            <text:p text:style-name="Table_20_Contents"><text:span text:style-name="T8">n</text:span><text:span text:style-name="T1">3</text:span> = 1 + 8 + 27 = 36</text:p>
          </table:table-cell>
        </table:table-row>
        <table:table-row>
          <table:covered-table-cell/>
          <table:table-cell table:style-name="Tabell2.A1" office:value-type="string">
            <text:p text:style-name="Table_20_Contents">n=1</text:p>
          </table:table-cell>
          <table:covered-table-cell/>
        </table:table-row>
      </table:table>
      <text:p text:style-name="P12"/>
      <text:p text:style-name="P12">c)</text:p>
      <table:table table:name="Tabell3" table:style-name="Tabell3">
        <table:table-column table:style-name="Tabell3.A"/>
        <table:table-column table:style-name="Tabell3.B"/>
        <table:table-column table:style-name="Tabell3.C"/>
        <table:table-row>
          <table:table-cell table:style-name="Tabell3.A1" table:number-rows-spanned="2" office:value-type="string">
            <text:p text:style-name="P11">Σ</text:p>
          </table:table-cell>
          <table:table-cell table:style-name="Tabell3.B1" office:value-type="float" office:value="10">
            <text:p text:style-name="Table_20_Contents">10</text:p>
          </table:table-cell>
          <table:table-cell table:style-name="Tabell3.C1" table:number-rows-spanned="2" office:value-type="string">
            <text:p text:style-name="Table_20_Contents">n = 1+2+3+4+5+6+7+8+9+10 = 55</text:p>
          </table:table-cell>
        </table:table-row>
        <table:table-row>
          <table:covered-table-cell/>
          <table:table-cell table:style-name="Tabell3.A1" office:value-type="string">
            <text:p text:style-name="Table_20_Contents">n=1</text:p>
          </table:table-cell>
          <table:covered-table-cell/>
        </table:table-row>
      </table:table>
      <text:p text:style-name="P12"/>
      <text:p text:style-name="P12"/>
      <text:p text:style-name="P12"/>
      <text:p text:style-name="P12"/>
      <text:p text:style-name="P12"/>
      <text:p text:style-name="P12"/>
      <text:p text:style-name="P13"><text:soft-page-break/>Q5</text:p>
      <text:p text:style-name="P12"/>
      <table:table table:name="Tabell4" table:style-name="Tabell4">
        <table:table-column table:style-name="Tabell4.A"/>
        <table:table-column table:style-name="Tabell4.B"/>
        <table:table-column table:style-name="Tabell4.C"/>
        <table:table-column table:style-name="Tabell4.A"/>
        <table:table-column table:style-name="Tabell4.E"/>
        <table:table-column table:style-name="Tabell4.F"/>
        <table:table-column table:style-name="Tabell4.A"/>
        <table:table-column table:style-name="Tabell4.E"/>
        <table:table-column table:style-name="Tabell4.I"/>
        <table:table-row>
          <table:table-cell table:style-name="Tabell4.A1" table:number-rows-spanned="2" office:value-type="string">
            <text:p text:style-name="P11">Σ</text:p>
          </table:table-cell>
          <table:table-cell table:style-name="Tabell4.B1" office:value-type="string">
            <text:p text:style-name="P1">n</text:p>
          </table:table-cell>
          <table:table-cell table:style-name="Tabell4.A1" table:number-rows-spanned="2" office:value-type="string">
            <text:p text:style-name="P1"><text:span text:style-name="T6">rk</text:span><text:span text:style-name="T7">i</text:span><text:span text:style-name="T6"> =</text:span></text:p>
          </table:table-cell>
          <table:table-cell table:style-name="Tabell4.A1" table:number-rows-spanned="2" office:value-type="string">
            <text:p text:style-name="P11">Σ</text:p>
          </table:table-cell>
          <table:table-cell table:style-name="Tabell4.B1" office:value-type="string">
            <text:p text:style-name="P1">n</text:p>
          </table:table-cell>
          <table:table-cell table:style-name="Tabell4.A1" table:number-rows-spanned="2" office:value-type="string">
            <text:p text:style-name="P1">rk<text:span text:style-name="T1">i</text:span> -</text:p>
          </table:table-cell>
          <table:table-cell table:style-name="Tabell4.A1" table:number-rows-spanned="2" office:value-type="string">
            <text:p text:style-name="P11">Σ</text:p>
          </table:table-cell>
          <table:table-cell table:style-name="Tabell4.B1" office:value-type="string">
            <text:p text:style-name="P1">m</text:p>
          </table:table-cell>
          <table:table-cell table:style-name="Tabell4.A1" table:number-rows-spanned="2" office:value-type="string">
            <text:p text:style-name="P1">rk<text:span text:style-name="T1">i</text:span></text:p>
          </table:table-cell>
        </table:table-row>
        <table:table-row>
          <table:covered-table-cell/>
          <table:table-cell table:style-name="Tabell4.B1" office:value-type="string">
            <text:p text:style-name="P1">i=m+1</text:p>
          </table:table-cell>
          <table:covered-table-cell/>
          <table:covered-table-cell/>
          <table:table-cell table:style-name="Tabell4.B1" office:value-type="string">
            <text:p text:style-name="P1">i=0</text:p>
          </table:table-cell>
          <table:covered-table-cell/>
          <table:covered-table-cell/>
          <table:table-cell table:style-name="Tabell4.B1" office:value-type="string">
            <text:p text:style-name="P1">i=0</text:p>
          </table:table-cell>
          <table:covered-table-cell/>
        </table:table-row>
      </table:table>
      <text:p text:style-name="P12"/>
      <text:p text:style-name="P12">Since r and k have not been given, I will choose r=5 and k=3.</text:p>
      <text:p text:style-name="P12"/>
      <table:table table:name="Tabell5" table:style-name="Tabell5">
        <table:table-column table:style-name="Tabell5.A"/>
        <table:table-column table:style-name="Tabell5.B"/>
        <table:table-column table:style-name="Tabell5.C"/>
        <table:table-row>
          <table:table-cell table:style-name="Tabell5.A1" table:number-rows-spanned="2" office:value-type="string">
            <text:p text:style-name="P11">Σ</text:p>
          </table:table-cell>
          <table:table-cell table:style-name="Tabell5.B1" office:value-type="float" office:value="4">
            <text:p text:style-name="P1">4</text:p>
          </table:table-cell>
          <table:table-cell table:style-name="Tabell5.C1" table:number-rows-spanned="2" office:value-type="string">
            <text:p text:style-name="P1">5*3<text:span text:style-name="T1">i</text:span> = 5*27 + 5*64 = 135 + 320 = 455</text:p>
          </table:table-cell>
        </table:table-row>
        <table:table-row>
          <table:covered-table-cell/>
          <table:table-cell table:style-name="Tabell5.A1" office:value-type="string">
            <text:p text:style-name="P1">i=3</text:p>
          </table:table-cell>
          <table:covered-table-cell/>
        </table:table-row>
      </table:table>
      <text:p text:style-name="P12"/>
      <table:table table:name="Tabell6" table:style-name="Tabell6">
        <table:table-column table:style-name="Tabell6.A"/>
        <table:table-column table:style-name="Tabell6.B"/>
        <table:table-column table:style-name="Tabell6.C"/>
        <table:table-column table:style-name="Tabell6.A"/>
        <table:table-column table:style-name="Tabell6.B"/>
        <table:table-column table:style-name="Tabell6.F"/>
        <table:table-row>
          <table:table-cell table:style-name="Tabell6.A1" table:number-rows-spanned="2" office:value-type="string">
            <text:p text:style-name="P11">Σ</text:p>
          </table:table-cell>
          <table:table-cell table:style-name="Tabell6.B1" office:value-type="float" office:value="4">
            <text:p text:style-name="P1">4</text:p>
          </table:table-cell>
          <table:table-cell table:style-name="Tabell6.C1" table:number-rows-spanned="2" office:value-type="string">
            <text:p text:style-name="P1">5*3<text:span text:style-name="T1">i</text:span> -</text:p>
          </table:table-cell>
          <table:table-cell table:style-name="Tabell6.A1" table:number-rows-spanned="2" office:value-type="string">
            <text:p text:style-name="P11">Σ</text:p>
          </table:table-cell>
          <table:table-cell table:style-name="Tabell6.B1" office:value-type="float" office:value="2">
            <text:p text:style-name="P1">2</text:p>
          </table:table-cell>
          <table:table-cell table:style-name="Tabell6.C1" table:number-rows-spanned="2" office:value-type="string">
            <text:p text:style-name="P1">5*3<text:span text:style-name="T1">i</text:span> = (5*1+5*3+5*9+5*27+5*64) – (5*1+5*3+5*9) = 520–65 = 455</text:p>
          </table:table-cell>
        </table:table-row>
        <table:table-row>
          <table:covered-table-cell/>
          <table:table-cell table:style-name="Tabell6.A1" office:value-type="string">
            <text:p text:style-name="P1">i=0</text:p>
          </table:table-cell>
          <table:covered-table-cell/>
          <table:covered-table-cell/>
          <table:table-cell table:style-name="Tabell6.A1" office:value-type="string">
            <text:p text:style-name="P1">i=0</text:p>
          </table:table-cell>
          <table:covered-table-cell/>
        </table:table-row>
      </table:table>
      <text:p text:style-name="P12"/>
      <text:p text:style-name="P13">Q6</text:p>
      <text:p text:style-name="P12"/>
      <text:p text:style-name="P12">a)</text:p>
      <text:p text:style-name="P12">Original series:</text:p>
      <text:p text:style-name="Standard"><text:span text:style-name="T5">1 + </text:span>1/2 + 1/3 + 1/4 + 1/5 + 1/6 + 1/7 + 1/8 +</text:p>
      <text:p text:style-name="Standard">1/9 + 1/10 + 1/11 + 1/12 + 1/13 + 1/14 + 1/15 + 1/16 <text:span text:style-name="T4">≈</text:span> 3.3</text:p>
      <text:p text:style-name="Standard"/>
      <text:p text:style-name="Standard">Rounded down:</text:p>
      <text:p text:style-name="Standard"><text:span text:style-name="T5">1 + </text:span>1/2 + 1/4 + 1/4 + 1/8 + 1/8 + 1/8 + 1/8 +</text:p>
      <text:p text:style-name="Standard">1/16 + 1/16 + 1/16 + 1/16 + 1/16 + 1/16 + 1/16 + 1/16 = 3</text:p>
      <text:p text:style-name="Standard"/>
      <text:p text:style-name="Standard">This gives a lower bound of 3.</text:p>
      <text:p text:style-name="Standard"/>
      <text:p text:style-name="Standard">b)</text:p>
      <text:p text:style-name="P14">m(n) = ceil(log<text:span text:style-name="T10">2</text:span> n)</text:p>
      <text:p text:style-name="P10"/>
      <text:p text:style-name="P10">c)</text:p>
      <text:p text:style-name="P10">2<text:span text:style-name="T1">m</text:span>/2 terms</text:p>
      <text:p text:style-name="P10"/>
      <text:p text:style-name="P10">d)</text:p>
      <text:p text:style-name="P10">For the lower bound series, you can always add 1/2 by doubling the number of terms. This can therefore be simplified as:</text:p>
      <text:p text:style-name="P10">1 + 1/2 + 1/2 + ...</text:p>
      <text:p text:style-name="P10"/>
      <text:p text:style-name="P10">Specifically, the lower bounds for the finite sum 1+1/2+1/3+...+1/2<text:span text:style-name="T1">m</text:span>, for the first few m are:</text:p>
      <text:p text:style-name="P10">0: 1 (First value only)</text:p>
      <text:p text:style-name="P10">1: 1,5 (First two values, 1+1/2)</text:p>
      <text:p text:style-name="P10">2: 2 (First four values, lower bound 1+1/2+1/2 = 2)</text:p>
      <text:p text:style-name="P10">3: 2,5 (First eight values, lower bound 1+1/2+1/2+1/2)</text:p>
      <text:p text:style-name="P10">4: 3 (First sixteen values, lower bound 1+1/2+1/2+1/2+1/2)</text:p>
      <text:p text:style-name="P10">From this it can be seen that the lower bound for the sum up to 1/2<text:span text:style-name="T1">m</text:span> is f(m)=(m+2)/2.</text:p>
      <text:p text:style-name="P10"/>
      <text:p text:style-name="P10"><text:soft-page-break/>e) The lower bound series, therefore, has no limit. The original series' terms are always greater than or equal to the lower bound's terms, so the sum of that will be greater than the sum of the lower bound. Given that fact and the fact that the lower bound series will diverge to infinity, the original series will also diverge to infin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07T10:27:09.96</meta:creation-date>
    <dc:date>2014-10-14T12:08:53.22</dc:date>
    <meta:editing-duration>PT3H33M41S</meta:editing-duration>
    <meta:editing-cycles>40</meta:editing-cycles>
    <meta:generator>OpenOffice/4.1.1$Win32 OpenOffice.org_project/411m6$Build-9775</meta:generator>
    <meta:print-date>2014-10-07T13:44:50.91</meta:print-date>
    <meta:document-statistic meta:table-count="6" meta:image-count="0" meta:object-count="0" meta:page-count="4" meta:paragraph-count="86" meta:word-count="534" meta:character-count="2405"/>
  </office:meta>
</office:document-meta>
</file>